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2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2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2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3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3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3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3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3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3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3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37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38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39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4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  <style:text-properties fo:font-size="28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28pt" fo:text-shadow="1pt 1pt" style:font-size-asian="28pt" style:font-size-complex="28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28pt" fo:text-shadow="1pt 1pt" style:font-name-asian="Segoe UI2" style:font-size-asian="28pt" style:font-name-complex="Segoe UI2" style:font-size-complex="28pt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font-size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ffffff" style:font-name="Segoe UI" fo:font-size="28pt" fo:text-shadow="1pt 1pt" style:font-name-asian="Segoe UI2" style:font-size-asian="28pt" style:font-name-complex="Segoe UI2" style:font-size-complex="28pt"/>
    </style:style>
    <style:style style:name="T5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style:style style:name="T6" style:family="text">
      <style:text-properties fo:color="#000000" style:font-name="Segoe UI" fo:font-size="28pt" fo:text-shadow="none" style:font-name-asian="Segoe UI2" style:font-size-asian="28pt" style:font-name-complex="Segoe UI2" style:font-size-complex="28pt"/>
    </style:style>
    <style:style style:name="T7" style:family="text">
      <style:text-properties fo:color="#ffffff" style:font-name="Segoe UI Semibold" fo:font-size="28pt" fo:text-shadow="1pt 1pt" style:font-name-asian="Segoe UI2" style:font-size-asian="28pt" style:font-name-complex="Segoe UI2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25cm" svg:x="1.294cm" svg:y="0.642cm">
          <draw:text-box>
            <text:p text:style-name="P1"><text:span text:style-name="T1">HYMN #555</text:span></text:p>
            <text:p text:style-name="P1"><text:span text:style-name="T2">“</text:span><text:span text:style-name="T2">Salvation unto Us Has Co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4"><text:span text:style-name="T3">1. </text:span><text:span text:style-name="T2">Salvation unto us has come</text:span></text:p>
            <text:p text:style-name="P4"><text:span text:style-name="T2">By God’s free grace and favor;</text:span></text:p>
            <text:p text:style-name="P4"><text:span text:style-name="T2">Good works cannot avert our doom,</text:span></text:p>
            <text:p text:style-name="P4"><text:span text:style-name="T2">They help and save us n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8" draw:layer="layout" svg:width="25.4cm" svg:height="5.321cm" svg:x="1.27cm" svg:y="0.521cm">
          <draw:text-box>
            <text:p text:style-name="P7"><text:span text:style-name="T2">Faith looks to Jesus Christ alone,</text:span></text:p>
            <text:p text:style-name="P7"><text:span text:style-name="T2">Who did for all the world atone;</text:span></text:p>
            <text:p text:style-name="P7"><text:span text:style-name="T2">He is our one Redeem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3" draw:text-style-name="P5" draw:layer="layout" svg:width="25.4cm" svg:height="7.011cm" svg:x="1.27cm" svg:y="0.501cm">
          <draw:text-box>
            <text:p text:style-name="P4"><text:span text:style-name="T3">2. </text:span><text:span text:style-name="T2">What God did in His Law demand</text:span></text:p>
            <text:p text:style-name="P4"><text:span text:style-name="T2">And none to Him could render</text:span></text:p>
            <text:p text:style-name="P4"><text:span text:style-name="T2">Caused wrath and woe on ev’ry hand</text:span></text:p>
            <text:p text:style-name="P4"><text:span text:style-name="T2">For man, the vile offen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4" draw:text-style-name="P5" draw:layer="layout" svg:width="25.4cm" svg:height="5.321cm" svg:x="1.27cm" svg:y="0.521cm">
          <draw:text-box>
            <text:p text:style-name="P4"><text:span text:style-name="T2">Our flesh has not those pure desires</text:span></text:p>
            <text:p text:style-name="P4"><text:span text:style-name="T2">The spirit of the Law requires,</text:span></text:p>
            <text:p text:style-name="P4"><text:span text:style-name="T2">And lost is our condi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3" draw:text-style-name="P9" draw:layer="layout" svg:width="25.4cm" svg:height="7.011cm" svg:x="1.317cm" svg:y="0.664cm">
          <draw:text-box>
            <text:p text:style-name="P4"><text:span text:style-name="T3">3. </text:span><text:span text:style-name="T2">It was a false, misleading dream</text:span></text:p>
            <text:p text:style-name="P4"><text:span text:style-name="T2">That God His Law had given</text:span></text:p>
            <text:p text:style-name="P4"><text:span text:style-name="T2">That sinners could themselves redeem</text:span></text:p>
            <text:p text:style-name="P4"><text:span text:style-name="T2">And by their works gain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4" draw:text-style-name="P9" draw:layer="layout" svg:width="25.4cm" svg:height="5.321cm" svg:x="1.27cm" svg:y="0.477cm">
          <draw:text-box>
            <text:p text:style-name="P4"><text:span text:style-name="T2">The Law is but a mirror bright</text:span></text:p>
            <text:p text:style-name="P4"><text:span text:style-name="T2">To bring the inbred sin to light</text:span></text:p>
            <text:p text:style-name="P4"><text:span text:style-name="T2">That lurks within our nat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3" draw:text-style-name="P9" draw:layer="layout" svg:width="25.4cm" svg:height="7.011cm" svg:x="1.27cm" svg:y="0.508cm">
          <draw:text-box>
            <text:p text:style-name="P4"><text:span text:style-name="T3">4. </text:span><text:span text:style-name="T2">From sin our flesh could not abstain,</text:span></text:p>
            <text:p text:style-name="P4"><text:span text:style-name="T2">Sin held its sway unceasing;</text:span></text:p>
            <text:p text:style-name="P4"><text:span text:style-name="T2">The task was useless and in vain,</text:span></text:p>
            <text:p text:style-name="P4"><text:span text:style-name="T2">Our guilt was e’er increa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4" draw:text-style-name="P9" draw:layer="layout" svg:width="25.4cm" svg:height="5.321cm" svg:x="1.27cm" svg:y="0.521cm">
          <draw:text-box>
            <text:p text:style-name="P4"><text:span text:style-name="T2">None can remove sin’s poisoned dart</text:span></text:p>
            <text:p text:style-name="P4"><text:span text:style-name="T2">Or purify our guileful heart—</text:span></text:p>
            <text:p text:style-name="P4"><text:span text:style-name="T2">So deep is our corrup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Hymn_25_20template" presentation:presentation-page-layout-name="AL1T0">
        <draw:frame draw:style-name="gr3" draw:text-style-name="P9" draw:layer="layout" svg:width="25.654cm" svg:height="7.011cm" svg:x="1.27cm" svg:y="0.508cm">
          <draw:text-box>
            <text:p text:style-name="P4"><text:span text:style-name="T3">5. </text:span><text:span text:style-name="T2">Yet as the Law must be fulfilled</text:span></text:p>
            <text:p text:style-name="P4"><text:span text:style-name="T2">Or we must die despairing,</text:span></text:p>
            <text:p text:style-name="P4"><text:span text:style-name="T2">Christ came and has God’s anger stilled,</text:span></text:p>
            <text:p text:style-name="P4"><text:span text:style-name="T2">Our human nature sha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Hymn_25_20template" presentation:presentation-page-layout-name="AL1T0">
        <draw:frame draw:style-name="gr5" draw:text-style-name="P10" draw:layer="layout" svg:width="24.638cm" svg:height="5.588cm" svg:x="1.016cm" svg:y="0.508cm">
          <draw:text-box>
            <text:p text:style-name="P7"><text:span text:style-name="T2">He has for us the Law obeyed</text:span></text:p>
            <text:p text:style-name="P7"><text:span text:style-name="T2">And thus the Father’s vengeance stayed</text:span></text:p>
            <text:p text:style-name="P7"><text:span text:style-name="T2">Which over us impen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2" draw:master-page-name="Hymn_25_20template" presentation:presentation-page-layout-name="AL1T0">
        <draw:frame draw:style-name="gr3" draw:text-style-name="P9" draw:layer="layout" svg:width="25.4cm" svg:height="7.011cm" svg:x="1.27cm" svg:y="0.508cm">
          <draw:text-box>
            <text:p text:style-name="P4"><text:span text:style-name="T3">6. </text:span><text:span text:style-name="T2">Since Christ has full atonement made</text:span></text:p>
            <text:p text:style-name="P4"><text:span text:style-name="T2">And brought to us salvation,</text:span></text:p>
            <text:p text:style-name="P4"><text:span text:style-name="T2">Each Christian therefore may be glad</text:span></text:p>
            <text:p text:style-name="P4"><text:span text:style-name="T2">And build on this found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Hymn_25_20template" presentation:presentation-page-layout-name="AL1T0">
        <draw:frame draw:style-name="gr4" draw:text-style-name="P10" draw:layer="layout" svg:width="25.4cm" svg:height="5.321cm" svg:x="1.27cm" svg:y="0.521cm">
          <draw:text-box>
            <text:p text:style-name="P7"><text:span text:style-name="T2">Your grace alone, dear Lord, I plead,</text:span></text:p>
            <text:p text:style-name="P7"><text:span text:style-name="T2">Your death is now my life indeed,</text:span></text:p>
            <text:p text:style-name="P7"><text:span text:style-name="T2">For You have paid my ranso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4" draw:master-page-name="Hymn_25_20template" presentation:presentation-page-layout-name="AL1T0">
        <draw:frame draw:style-name="gr6" draw:text-style-name="P9" draw:layer="layout" svg:width="25.4cm" svg:height="7.519cm" svg:x="1.27cm" svg:y="0.508cm">
          <draw:text-box>
            <text:p text:style-name="P4"><text:span text:style-name="T3">7. </text:span><text:span text:style-name="T2">Let me not doubt, but truly see</text:span></text:p>
            <text:p text:style-name="P4"><text:span text:style-name="T2">Your Word cannot be broken;</text:span></text:p>
            <text:p text:style-name="P4"><text:span text:style-name="T2">Your call rings out, “Come unto Me!”</text:span></text:p>
            <text:p text:style-name="P4"><text:span text:style-name="T2">No falsehood have You spok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5" draw:master-page-name="Hymn_25_20template" presentation:presentation-page-layout-name="AL1T0">
        <draw:frame draw:style-name="gr4" draw:text-style-name="P10" draw:layer="layout" svg:width="25.4cm" svg:height="5.321cm" svg:x="1.27cm" svg:y="0.521cm">
          <draw:text-box>
            <text:p text:style-name="P7"><text:span text:style-name="T2">Baptized into Your precious name,</text:span></text:p>
            <text:p text:style-name="P7"><text:span text:style-name="T2">My faith cannot be put to shame,</text:span></text:p>
            <text:p text:style-name="P7"><text:span text:style-name="T2">And I shall never peri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6" draw:master-page-name="Hymn_25_20template" presentation:presentation-page-layout-name="AL1T0">
        <draw:frame draw:style-name="gr3" draw:text-style-name="P9" draw:layer="layout" svg:width="25.4cm" svg:height="7.011cm" svg:x="1.27cm" svg:y="0.508cm">
          <draw:text-box>
            <text:p text:style-name="P4"><text:span text:style-name="T3">8. </text:span><text:span text:style-name="T2">The Law reveals the guilt of sin</text:span></text:p>
            <text:p text:style-name="P4"><text:span text:style-name="T2">And makes us conscience-stricken;</text:span></text:p>
            <text:p text:style-name="P4"><text:span text:style-name="T2">But then the Gospel enters in</text:span></text:p>
            <text:p text:style-name="P4"><text:span text:style-name="T2">The sinful soul to quick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7" draw:master-page-name="Hymn_25_20template" presentation:presentation-page-layout-name="AL1T0">
        <draw:frame draw:style-name="gr4" draw:text-style-name="P10" draw:layer="layout" svg:width="25.4cm" svg:height="5.321cm" svg:x="1.27cm" svg:y="0.525cm">
          <draw:text-box>
            <text:p text:style-name="P7"><text:span text:style-name="T2">Come to the cross, trust Christ, and live;</text:span></text:p>
            <text:p text:style-name="P7"><text:span text:style-name="T2">The Law no peace can ever give,</text:span></text:p>
            <text:p text:style-name="P7"><text:span text:style-name="T2">No comfort and no bles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8" draw:master-page-name="Hymn_25_20template" presentation:presentation-page-layout-name="AL1T0">
        <draw:frame draw:style-name="gr3" draw:text-style-name="P9" draw:layer="layout" svg:width="25.4cm" svg:height="7.011cm" svg:x="1.27cm" svg:y="0.508cm">
          <draw:text-box>
            <text:p text:style-name="P4"><text:span text:style-name="T3">9. </text:span><text:span text:style-name="T2">Faith clings to Jesus’ cross alone</text:span></text:p>
            <text:p text:style-name="P4"><text:span text:style-name="T2">And rests in Him unceasing;</text:span></text:p>
            <text:p text:style-name="P4"><text:span text:style-name="T2">And by its fruits true faith is known,</text:span></text:p>
            <text:p text:style-name="P4"><text:span text:style-name="T2">With love and hope increa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9" draw:master-page-name="Hymn_25_20template" presentation:presentation-page-layout-name="AL1T0">
        <draw:frame draw:style-name="gr4" draw:text-style-name="P9" draw:layer="layout" svg:width="25.4cm" svg:height="5.321cm" svg:x="1.27cm" svg:y="0.521cm">
          <draw:text-box>
            <text:p text:style-name="P4"><text:span text:style-name="T2">For faith alone can justify;</text:span></text:p>
            <text:p text:style-name="P4"><text:span text:style-name="T2">Works serve our neighbor and supply</text:span></text:p>
            <text:p text:style-name="P4"><text:span text:style-name="T2">The proof that faith is liv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0" draw:master-page-name="Hymn_25_20template" presentation:presentation-page-layout-name="AL1T0">
        <draw:frame draw:style-name="gr3" draw:text-style-name="P9" draw:layer="layout" svg:width="25.4cm" svg:height="7.011cm" svg:x="1.27cm" svg:y="0.508cm">
          <draw:text-box>
            <text:p text:style-name="P4"><text:span text:style-name="T3">10. </text:span><text:span text:style-name="T2">All blessing, honor, thanks, and praise</text:span></text:p>
            <text:p text:style-name="P4"><text:span text:style-name="T2">To Father, Son, and Spirit,</text:span></text:p>
            <text:p text:style-name="P4"><text:span text:style-name="T2">The God who saved us by His grace;</text:span></text:p>
            <text:p text:style-name="P4"><text:span text:style-name="T2">All glory to His me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1" draw:master-page-name="Hymn_25_20template" presentation:presentation-page-layout-name="AL1T0">
        <draw:frame draw:style-name="gr7" draw:text-style-name="P10" draw:layer="layout" svg:width="25.4cm" svg:height="11.496cm" svg:x="1.247cm" svg:y="0.618cm">
          <draw:text-box>
            <text:p text:style-name="P7"><text:span text:style-name="T2">O triune God in heav’n above,</text:span></text:p>
            <text:p text:style-name="P7"><text:span text:style-name="T2">You have revealed Your saving love;</text:span></text:p>
            <text:p text:style-name="P7"><text:span text:style-name="T2">Your blessèd name we hallow.</text:span></text:p>
            <text:p text:style-name="P1"><text:span text:style-name="T4"><text:line-break/></text:span><text:span text:style-name="T4"> <text:s text:c="5"/></text:span></text:p>
            <text:p text:style-name="P11"><text:span text:style-name="T5"/></text:p>
            <text:p text:style-name="P11"><text:span text:style-name="T4"><text:s text:c="4"/></text:span><text:span text:style-name="T6"><text:s text:c="3"/></text:span><text:span text:style-name="T5"><text:s/></text:span><text:span text:style-name="T5">Public domain</text:span></text:p>
            <text:p text:style-name="P11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22" draw:display-name="Bitmap 22" xlink:href="Pictures/1000000000000422000002536521D4F7A22AE6D8.jpg" xlink:type="simple" xlink:show="embed" xlink:actuate="onLoad"/>
    <draw:fill-image draw:name="Bitmap_20_23" draw:display-name="Bitmap 23" xlink:href="Pictures/1000000000000422000002536521D4F7A22AE6D8.jpg" xlink:type="simple" xlink:show="embed" xlink:actuate="onLoad"/>
    <draw:fill-image draw:name="Bitmap_20_24" draw:display-name="Bitmap 24" xlink:href="Pictures/1000000000000422000002536521D4F7A22AE6D8.jpg" xlink:type="simple" xlink:show="embed" xlink:actuate="onLoad"/>
    <draw:fill-image draw:name="Bitmap_20_25" draw:display-name="Bitmap 25" xlink:href="Pictures/1000000000000422000002536521D4F7A22AE6D8.jpg" xlink:type="simple" xlink:show="embed" xlink:actuate="onLoad"/>
    <draw:fill-image draw:name="Bitmap_20_26" draw:display-name="Bitmap 26" xlink:href="Pictures/1000000000000422000002536521D4F7A22AE6D8.jpg" xlink:type="simple" xlink:show="embed" xlink:actuate="onLoad"/>
    <draw:fill-image draw:name="Bitmap_20_27" draw:display-name="Bitmap 27" xlink:href="Pictures/1000000000000422000002536521D4F7A22AE6D8.jpg" xlink:type="simple" xlink:show="embed" xlink:actuate="onLoad"/>
    <draw:fill-image draw:name="Bitmap_20_28" draw:display-name="Bitmap 28" xlink:href="Pictures/1000000000000422000002536521D4F7A22AE6D8.jpg" xlink:type="simple" xlink:show="embed" xlink:actuate="onLoad"/>
    <draw:fill-image draw:name="Bitmap_20_29" draw:display-name="Bitmap 29" xlink:href="Pictures/1000000000000422000002536521D4F7A22AE6D8.jpg" xlink:type="simple" xlink:show="embed" xlink:actuate="onLoad"/>
    <draw:fill-image draw:name="Bitmap_20_30" draw:display-name="Bitmap 30" xlink:href="Pictures/1000000000000422000002536521D4F7A22AE6D8.jpg" xlink:type="simple" xlink:show="embed" xlink:actuate="onLoad"/>
    <draw:fill-image draw:name="Bitmap_20_31" draw:display-name="Bitmap 31" xlink:href="Pictures/1000000000000422000002536521D4F7A22AE6D8.jpg" xlink:type="simple" xlink:show="embed" xlink:actuate="onLoad"/>
    <draw:fill-image draw:name="Bitmap_20_32" draw:display-name="Bitmap 32" xlink:href="Pictures/1000000000000422000002536521D4F7A22AE6D8.jpg" xlink:type="simple" xlink:show="embed" xlink:actuate="onLoad"/>
    <draw:fill-image draw:name="Bitmap_20_33" draw:display-name="Bitmap 33" xlink:href="Pictures/1000000000000422000002536521D4F7A22AE6D8.jpg" xlink:type="simple" xlink:show="embed" xlink:actuate="onLoad"/>
    <draw:fill-image draw:name="Bitmap_20_34" draw:display-name="Bitmap 34" xlink:href="Pictures/1000000000000422000002536521D4F7A22AE6D8.jpg" xlink:type="simple" xlink:show="embed" xlink:actuate="onLoad"/>
    <draw:fill-image draw:name="Bitmap_20_35" draw:display-name="Bitmap 35" xlink:href="Pictures/1000000000000422000002536521D4F7A22AE6D8.jpg" xlink:type="simple" xlink:show="embed" xlink:actuate="onLoad"/>
    <draw:fill-image draw:name="Bitmap_20_36" draw:display-name="Bitmap 36" xlink:href="Pictures/1000000000000422000002536521D4F7A22AE6D8.jpg" xlink:type="simple" xlink:show="embed" xlink:actuate="onLoad"/>
    <draw:fill-image draw:name="Bitmap_20_37" draw:display-name="Bitmap 37" xlink:href="Pictures/1000000000000422000002536521D4F7A22AE6D8.jpg" xlink:type="simple" xlink:show="embed" xlink:actuate="onLoad"/>
    <draw:fill-image draw:name="Bitmap_20_38" draw:display-name="Bitmap 38" xlink:href="Pictures/1000000000000422000002536521D4F7A22AE6D8.jpg" xlink:type="simple" xlink:show="embed" xlink:actuate="onLoad"/>
    <draw:fill-image draw:name="Bitmap_20_39" draw:display-name="Bitmap 39" xlink:href="Pictures/1000000000000422000002536521D4F7A22AE6D8.jpg" xlink:type="simple" xlink:show="embed" xlink:actuate="onLoad"/>
    <draw:fill-image draw:name="Bitmap_20_40" draw:display-name="Bitmap 40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3:08:55.140000000</meta:creation-date>
    <dc:title>Hymn template</dc:title>
    <meta:editing-duration>PT24M32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23T15:35:07.176000000</dc:date>
    <meta:document-statistic meta:object-count="84"/>
    <meta:template xlink:type="simple" xlink:actuate="onRequest" xlink:title="Hymn template" xlink:href="../../AppData/Roaming/LibreOffice/4/user/template/Worship%20Templsates/Hymn%20template.otp" meta:date="2014-10-24T23:08:54.828000000"/>
  </office:meta>
</office:document-meta>
</file>